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3860" officeooo:paragraph-rsid="00023860"/>
    </style:style>
    <style:style style:name="P2" style:family="paragraph" style:parent-style-name="Standard">
      <style:text-properties style:font-name="TeX Gyre Bonum" officeooo:rsid="00023860" officeooo:paragraph-rsid="00023860"/>
    </style:style>
    <style:style style:name="P3" style:family="paragraph" style:parent-style-name="Standard" style:list-style-name="L1">
      <style:text-properties style:font-name="TeX Gyre Bonum" officeooo:rsid="00023860" officeooo:paragraph-rsid="00023860"/>
    </style:style>
    <style:style style:name="P4" style:family="paragraph" style:parent-style-name="Standard">
      <style:text-properties style:font-name="TeX Gyre Bonum" officeooo:rsid="00023860" officeooo:paragraph-rsid="00028c5f"/>
    </style:style>
    <style:style style:name="P5" style:family="paragraph" style:parent-style-name="Standard" style:list-style-name="L1">
      <style:text-properties style:font-name="TeX Gyre Bonum" fo:font-weight="normal" officeooo:rsid="00023860" officeooo:paragraph-rsid="00023860" style:font-weight-asian="normal" style:font-weight-complex="normal"/>
    </style:style>
    <style:style style:name="P6" style:family="paragraph" style:parent-style-name="Standard">
      <style:text-properties style:font-name="TeX Gyre Bonum" officeooo:rsid="00028c5f" officeooo:paragraph-rsid="00028c5f"/>
    </style:style>
    <style:style style:name="P7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8" style:family="paragraph" style:parent-style-name="Standard" style:list-style-name="L1">
      <style:text-properties fo:color="#0066b3" style:font-name="TeX Gyre Bonum" fo:font-weight="normal" officeooo:rsid="00023860" officeooo:paragraph-rsid="00023860" style:font-weight-asian="normal" style:font-weight-complex="normal"/>
    </style:style>
    <style:style style:name="P9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10" style:family="paragraph" style:parent-style-name="Standard">
      <style:text-properties fo:color="#0066b3" style:font-name="TeX Gyre Bonum" officeooo:rsid="00028c5f" officeooo:paragraph-rsid="00028c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eX Gyre Bonum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puesta para la sub comisión de doctorado, Mariano Cerrutti.</text:p>
      <text:p text:style-name="P6"/>
      <text:p text:style-name="P9">Herramienta y Técnicas de Modelado, Síntesis y Diagnóstico para Especificaciones de Sistemas de Transición Etiquetados Concurrentes (CLTS).</text:p>
      <text:p text:style-name="P10"/>
      <text:p text:style-name="P4">Plan de trabajo 23 de agosto de 2019 a 30 de septiembre de 2019</text:p>
      <text:p text:style-name="P2"/>
      <text:list xml:id="list811529141" text:style-name="L1">
        <text:list-item>
          <text:p text:style-name="P7">Viernes 23 de agosto </text:p>
          <text:list>
            <text:list-item>
              <text:p text:style-name="P3">Definición formal CLTS, modos de composición y pseudocódigo.</text:p>
            </text:list-item>
            <text:list-item>
              <text:p text:style-name="P3">Entregar formalización en latex.</text:p>
            </text:list-item>
          </text:list>
        </text:list-item>
        <text:list-item>
          <text:p text:style-name="P7">Lunes 26 de agosto</text:p>
          <text:list>
            <text:list-item>
              <text:p text:style-name="P3">Semántica LTL, satisfacción sobre corridas en CLTS</text:p>
            </text:list-item>
            <text:list-item>
              <text:p text:style-name="P3">Construcción de Games Structures (GS) desde especificaciones LTL</text:p>
            </text:list-item>
            <text:list-item>
              <text:p text:style-name="P3">Traducción de GS a CLTS</text:p>
            </text:list-item>
            <text:list-item>
              <text:p text:style-name="P3">Pseudocódigo de los algoritmos involucrados.</text:p>
            </text:list-item>
            <text:list-item>
              <text:p text:style-name="P3">Entregar formalización en latex.</text:p>
            </text:list-item>
          </text:list>
        </text:list-item>
        <text:list-item>
          <text:p text:style-name="P7">Miércoles 28 de agosto</text:p>
          <text:list>
            <text:list-item>
              <text:p text:style-name="P3">Revisar composición paralela y transformaciones GS a CLTS</text:p>
            </text:list-item>
          </text:list>
        </text:list-item>
        <text:list-item>
          <text:p text:style-name="P7">Viernes 30 de agosto</text:p>
          <text:list>
            <text:list-item>
              <text:p text:style-name="P3">Presentar sintaxis FSP para CLTS + GS</text:p>
            </text:list-item>
            <text:list-item>
              <text:p text:style-name="P3">Equivalencia, determinización y minimización sobre CLTS</text:p>
            </text:list-item>
            <text:list-item>
              <text:p text:style-name="P3">Entregar formalización en latex.</text:p>
            </text:list-item>
          </text:list>
        </text:list-item>
        <text:list-item>
          <text:p text:style-name="P7">Lunes 2 de septiembre</text:p>
          <text:list>
            <text:list-item>
              <text:p text:style-name="P3">Revisar sintaxis y equivalencia CLTS.</text:p>
            </text:list-item>
          </text:list>
        </text:list-item>
        <text:list-item>
          <text:p text:style-name="P7">Miércoles 4 de septiembre</text:p>
          <text:list>
            <text:list-item>
              <text:p text:style-name="P3">Demo de herramienta sobre CLTS.</text:p>
            </text:list-item>
          </text:list>
        </text:list-item>
        <text:list-item>
          <text:p text:style-name="P7">Viernes 6 de septiembre</text:p>
          <text:list>
            <text:list-item>
              <text:p text:style-name="P3">Demo de herramienta sobre CLTS + GS</text:p>
            </text:list-item>
          </text:list>
        </text:list-item>
        <text:list-item>
          <text:p text:style-name="P7">Miércoles 18 de septiembre</text:p>
          <text:list>
            <text:list-item>
              <text:p text:style-name="P3">REvisión paper <text:span text:style-name="T1">Behavior Minimization Feedback for Unrealizable Specifications</text:span></text:p>
            </text:list-item>
          </text:list>
        </text:list-item>
        <text:list-item>
          <text:p text:style-name="P8">Viernes 20 se septiembre</text:p>
          <text:list>
            <text:list-item>
              <text:p text:style-name="P5"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8">Lunes 23 de septiembre</text:p>
          <text:list>
            <text:list-item>
              <text:p text:style-name="P5"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8">Miércoles 25 de septiembre</text:p>
          <text:list>
            <text:list-item>
              <text:p text:style-name="P5">Boceto de presentación de herramienta </text:p>
            </text:list-item>
          </text:list>
        </text:list-item>
        <text:list-item>
          <text:p text:style-name="P8">Viernes 27 de septiembre</text:p>
          <text:list>
            <text:list-item>
              <text:p text:style-name="P5">Documento técnico de presentación de herramienta </text:p>
            </text:list-item>
          </text:list>
        </text:list-item>
        <text:list-item>
          <text:p text:style-name="P8">Lunes 30 de septiembre</text:p>
          <text:list>
            <text:list-item>
              <text:p text:style-name="P1"><text:span text:style-name="T2">Documento técnico de herramienta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8-23T12:31:42.486605922</dc:date>
    <meta:editing-duration>PT2M35S</meta:editing-duration>
    <meta:editing-cycles>1</meta:editing-cycles>
    <meta:document-statistic meta:table-count="0" meta:image-count="0" meta:object-count="0" meta:page-count="1" meta:paragraph-count="36" meta:word-count="251" meta:character-count="1551" meta:non-whitespace-character-count="1365"/>
    <meta:generator>LibreOffice/6.0.7.3$Linux_X86_64 LibreOffice_project/00m0$Build-3</meta:generator>
  </office:meta>
</office:document-meta>
</file>